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objectwithoutfill">
      <style:graphic-properties svg:stroke-width="0.159cm" svg:stroke-color="#3faf46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dash" draw:stroke-dash="Dash" svg:stroke-width="0.106cm" svg:stroke-color="#729fcf" draw:marker-start-width="0.358cm" draw:marker-end-width="0.358cm" draw:fill="none" draw:textarea-horizontal-align="justify" draw:textarea-vertical-align="middle" draw:auto-grow-height="false" fo:min-height="13.646cm" fo:min-width="12.896cm" fo:padding-top="0.177cm" fo:padding-bottom="0.177cm" fo:padding-left="0.302cm" fo:padding-right="0.302cm"/>
    </style:style>
    <style:style style:name="gr3" style:family="graphic" style:parent-style-name="standard">
      <style:graphic-properties draw:stroke="dash" draw:stroke-dash="Dash" svg:stroke-width="0.106cm" svg:stroke-color="#bf819e" draw:marker-start-width="0.358cm" draw:marker-end-width="0.358cm" draw:fill="none" draw:textarea-horizontal-align="justify" draw:textarea-vertical-align="middle" draw:auto-grow-height="false" fo:min-height="13.646cm" fo:min-width="12.896cm" fo:padding-top="0.177cm" fo:padding-bottom="0.177cm" fo:padding-left="0.302cm" fo:padding-right="0.302cm"/>
    </style:style>
    <style:style style:name="gr4" style:family="graphic" style:parent-style-name="standard">
      <style:graphic-properties svg:stroke-opacity="0%"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5" style:family="graphic" style:parent-style-name="standard">
      <style:graphic-properties svg:stroke-color="#a1467e" svg:stroke-opacity="0%"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objectwithoutfill">
      <style:graphic-properties svg:stroke-width="0.159cm" svg:stroke-color="#3faf46" draw:marker-start-width="0.438cm" draw:marker-end="Pontas_20_das_20_setas_20_1" draw:marker-end-width="0.538cm" svg:stroke-linecap="round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a1467e" draw:marker-start-width="0.439cm" draw:marker-end-width="0.439cm" svg:stroke-linecap="round" draw:fill="none" draw:textarea-vertical-align="middle" fo:padding-top="0.205cm" fo:padding-bottom="0.205cm" fo:padding-left="0.33cm" fo:padding-right="0.33cm"/>
    </style:style>
    <style:style style:name="gr8" style:family="graphic" style:parent-style-name="objectwithoutfill">
      <style:graphic-properties svg:stroke-width="0.159cm" svg:stroke-color="#a1467e" draw:marker-start-width="0.439cm" draw:marker-end="Pontas_20_das_20_setas_20_2" draw:marker-end-width="0.539cm" svg:stroke-linecap="round" draw:fill="none" draw:textarea-vertical-align="middle" fo:padding-top="0.205cm" fo:padding-bottom="0.205cm" fo:padding-left="0.33cm" fo:padding-right="0.33cm"/>
    </style:style>
    <style:style style:name="gr9" style:family="graphic" style:parent-style-name="objectwithoutfill">
      <style:graphic-properties svg:stroke-width="0.159cm" svg:stroke-color="#3faf46" draw:marker-start-width="0.439cm" draw:marker-end-width="0.439cm" svg:stroke-linecap="round" draw:fill="none" draw:textarea-vertical-align="middle" fo:padding-top="0.205cm" fo:padding-bottom="0.205cm" fo:padding-left="0.33cm" fo:padding-right="0.33cm"/>
    </style:style>
    <style:style style:name="gr10" style:family="graphic" style:parent-style-name="objectwithoutfill">
      <style:graphic-properties svg:stroke-width="0.159cm" svg:stroke-color="#3faf46" draw:marker-start-width="0.439cm" draw:marker-end="Pontas_20_das_20_setas_20_2" draw:marker-end-width="0.539cm" svg:stroke-linecap="round" draw:fill="none" draw:textarea-vertical-align="middle" fo:padding-top="0.205cm" fo:padding-bottom="0.205cm" fo:padding-left="0.33cm" fo:padding-right="0.33cm"/>
    </style:style>
    <style:style style:name="gr11" style:family="graphic" style:parent-style-name="objectwithoutfill">
      <style:graphic-properties svg:stroke-width="0.159cm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draw:marker-start-width="0.438cm" draw:marker-end="Pontas_20_das_20_setas_20_1" draw:marker-end-width="0.538cm" svg:stroke-linecap="round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svg:stroke-color="#3faf46" svg:stroke-opacity="0%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14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6.5cm"/>
      <style:paragraph-properties style:writing-mode="lr-tb"/>
    </style:style>
    <style:style style:name="gr16" style:family="graphic" style:parent-style-name="standard">
      <style:graphic-properties svg:stroke-color="#8d1d75" draw:fill-color="#bf819e" draw:textarea-horizontal-align="justify" draw:textarea-vertical-align="middle" draw:auto-grow-height="false" fo:min-height="1.75cm" fo:min-width="6.5cm"/>
      <style:paragraph-properties style:writing-mode="lr-tb"/>
    </style:style>
    <style:style style:name="gr17" style:family="graphic" style:parent-style-name="standard">
      <style:graphic-properties svg:stroke-color="#069a2e" draw:fill-color="#77bc65" draw:textarea-horizontal-align="justify" draw:textarea-vertical-align="middle" draw:auto-grow-height="false" fo:min-height="1.75cm" fo:min-width="6.5cm"/>
      <style:paragraph-properties style:writing-mode="lr-tb"/>
    </style:style>
    <style:style style:name="gr18" style:family="graphic" style:parent-style-name="standard">
      <style:graphic-properties svg:stroke-color="#81d41a" svg:stroke-opacity="0%" draw:fill="none" draw:fill-color="#f6f9d4" draw:textarea-horizontal-align="justify" draw:textarea-vertical-align="top" draw:auto-grow-height="false" fo:min-height="10.75cm" fo:min-width="35.5cm"/>
      <style:paragraph-properties style:writing-mode="lr-tb"/>
    </style:style>
    <style:style style:name="gr19" style:family="graphic" style:parent-style-name="standard">
      <style:graphic-properties svg:stroke-opacity="0%" draw:fill="none" draw:textarea-horizontal-align="justify" draw:textarea-vertical-align="middle" draw:auto-grow-height="false" fo:min-height="1.75cm" fo:min-width="37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729fcf" loext:opacity="100%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 style:writing-mode="lr-tb"/>
      <style:text-properties fo:color="#729fcf" loext:opacity="100%"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text-align="center" style:writing-mode="lr-tb"/>
      <style:text-properties fo:color="#bf819e" loext:opacity="100%" fo:font-size="36pt" style:font-size-asian="36pt" style:font-size-complex="36pt"/>
    </style:style>
    <style:style style:name="P5" style:family="paragraph">
      <loext:graphic-properties draw:fill="none"/>
      <style:paragraph-properties fo:text-align="center" style:writing-mode="lr-tb"/>
      <style:text-properties fo:color="#bf819e" loext:opacity="100%" fo:font-size="36pt" style:font-size-asian="36pt" style:font-size-complex="36pt"/>
    </style:style>
    <style:style style:name="P6" style:family="paragraph">
      <style:paragraph-properties fo:text-align="center" style:writing-mode="lr-tb"/>
      <style:text-properties fo:color="#afd095" loext:opacity="100%" fo:font-weight="bold" style:font-weight-asian="bold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color="#afd095" loext:opacity="100%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color="#bf819e" loext:opacity="100%"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  <style:text-properties fo:color="#bf819e" loext:opacity="100%"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color="#77bc65" loext:opacity="100%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77bc65" loext:opacity="100%"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color="#729fcf" loext:opacity="100%"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fo:color="#729fcf" loext:opacity="100%"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5" style:family="paragraph">
      <loext:graphic-properties draw:fill-color="#bf819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6" style:family="paragraph">
      <loext:graphic-properties draw:fill-color="#77bc65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7" style:family="paragraph">
      <style:paragraph-properties fo:text-align="start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6f9d4"/>
      <style:paragraph-properties fo:text-align="start" style:writing-mode="lr-tb"/>
    </style:style>
    <style:style style:name="P20" style:family="paragraph">
      <style:paragraph-properties fo:text-align="center" style:writing-mode="lr-tb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none"/>
      <style:paragraph-properties fo:text-align="center" style:writing-mode="lr-tb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29fcf" loext:opacity="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bf819e" loext:opacity="100%" fo:font-size="36pt" style:font-size-asian="36pt" style:font-size-complex="36pt"/>
    </style:style>
    <style:style style:name="T3" style:family="text">
      <style:text-properties fo:color="#77bc65" loext:opacity="100%" fo:font-weight="bold" style:font-weight-asian="bold" style:font-weight-complex="bold"/>
    </style:style>
    <style:style style:name="T4" style:family="text">
      <style:text-properties fo:color="#bf819e" loext:opacity="100%" fo:font-weight="bold" style:font-weight-asian="bold" style:font-weight-complex="bold"/>
    </style:style>
    <style:style style:name="T5" style:family="text">
      <style:text-properties fo:color="#729fcf" loext:opacity="100%" fo:font-weight="bold" style:font-weight-asian="bold" style:font-weight-complex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color="#afd095" loext:opacity="100%"/>
    </style:style>
    <style:style style:name="T8" style:family="text">
      <style:text-properties fo:color="#afd095" loext:opacity="100%" fo:font-weight="bold" style:font-weight-asian="bold" style:font-weight-complex="bold"/>
    </style:style>
    <style:style style:name="T9" style:family="text">
      <style:text-properties fo:color="#bf819e" loext:opacity="100%"/>
    </style:style>
    <style:style style:name="T10" style:family="text">
      <style:text-properties fo:font-variant="normal" fo:text-transform="none" fo:color="#afd095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4c7dc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b4c7dc" loext:opacity="100%"/>
    </style:style>
    <style:style style:name="T13" style:family="text">
      <style:text-properties fo:color="#b4c7dc" loext:opacity="100%" fo:font-weight="bold" style:font-weight-asian="bold" style:font-weight-complex="bold"/>
    </style:style>
    <style:style style:name="T14" style:family="text">
      <style:text-properties fo:font-variant="normal" fo:text-transform="none" fo:color="#b4c7dc" loext:opacity="10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Microsoft YaHei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4c7dc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1cm" svg:y1="11cm" svg:x2="11cm" svg:y2="9cm">
          <text:p/>
        </draw:line>
        <draw:custom-shape draw:style-name="gr2" draw:text-style-name="P1" draw:layer="layout" svg:width="13.5cm" svg:height="14cm" svg:x="7.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5cm" svg:height="14cm" svg:x="21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2cm" svg:x="8.5cm" svg:y="4.5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2cm" svg:x="29.5cm" svg:y="4.5cm">
          <text:p text:style-name="P4"><text:span text:style-name="T2">SERV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cm" svg:y1="6.5cm" svg:x2="17.5cm" svg:y2="6.5cm">
          <text:p/>
        </draw:line>
        <draw:line draw:style-name="gr1" draw:text-style-name="P1" draw:layer="layout" svg:x1="15cm" svg:y1="6.5cm" svg:x2="11cm" svg:y2="9cm">
          <text:p/>
        </draw:line>
        <draw:line draw:style-name="gr7" draw:text-style-name="P1" draw:layer="layout" svg:x1="24.5cm" svg:y1="6.5cm" svg:x2="27cm" svg:y2="6.5cm">
          <text:p/>
        </draw:line>
        <draw:line draw:style-name="gr7" draw:text-style-name="P1" draw:layer="layout" svg:x1="31cm" svg:y1="9cm" svg:x2="27cm" svg:y2="6.5cm">
          <text:p/>
        </draw:line>
        <draw:line draw:style-name="gr8" draw:text-style-name="P1" draw:layer="layout" svg:x1="31cm" svg:y1="9cm" svg:x2="31cm" svg:y2="11cm">
          <text:p/>
        </draw:line>
        <draw:line draw:style-name="gr8" draw:text-style-name="P1" draw:layer="layout" svg:x1="31cm" svg:y1="13cm" svg:x2="31cm" svg:y2="15cm">
          <text:p/>
        </draw:line>
        <draw:line draw:style-name="gr9" draw:text-style-name="P1" draw:layer="layout" svg:x1="29cm" svg:y1="11cm" svg:x2="29cm" svg:y2="9.5cm">
          <text:p/>
        </draw:line>
        <draw:line draw:style-name="gr9" draw:text-style-name="P1" draw:layer="layout" svg:x1="29cm" svg:y1="9.5cm" svg:x2="26cm" svg:y2="7.5cm">
          <text:p/>
        </draw:line>
        <draw:line draw:style-name="gr10" draw:text-style-name="P1" draw:layer="layout" svg:x1="26cm" svg:y1="7.5cm" svg:x2="24.5cm" svg:y2="7.5cm">
          <text:p/>
        </draw:line>
        <draw:line draw:style-name="gr11" draw:text-style-name="P1" draw:layer="layout" svg:x1="17.5cm" svg:y1="7.5cm" svg:x2="16cm" svg:y2="7.5cm">
          <text:p/>
        </draw:line>
        <draw:line draw:style-name="gr11" draw:text-style-name="P1" draw:layer="layout" svg:x1="16cm" svg:y1="7.5cm" svg:x2="13cm" svg:y2="9.5cm">
          <text:p/>
        </draw:line>
        <draw:line draw:style-name="gr12" draw:text-style-name="P1" draw:layer="layout" svg:x1="13cm" svg:y1="9.5cm" svg:x2="13cm" svg:y2="11cm">
          <text:p/>
        </draw:line>
        <draw:line draw:style-name="gr12" draw:text-style-name="P1" draw:layer="layout" svg:x1="13cm" svg:y1="13cm" svg:x2="13cm" svg:y2="15cm">
          <text:p/>
        </draw:line>
        <draw:custom-shape draw:style-name="gr13" draw:text-style-name="P7" draw:layer="layout" svg:width="1cm" svg:height="1cm" svg:x="9.5cm" svg:y="9.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cm" svg:height="1cm" svg:x="31.5cm" svg:y="9.5cm">
          <text:p text:style-name="P8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cm" svg:height="1cm" svg:x="31.5cm" svg:y="13.5cm">
          <text:p text:style-name="P8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cm" svg:height="1cm" svg:x="27.5cm" svg:y="9.5cm">
          <text:p text:style-name="P10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3.5cm" svg:y="9.5cm">
          <text:p text:style-name="P12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cm" svg:height="1cm" svg:x="13.5cm" svg:y="13.5cm">
          <text:p text:style-name="P12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7cm" svg:height="2cm" svg:x="8.5cm" svg:y="15cm">
          <text:p text:style-name="P14"><text:span text:style-name="T6">Singleplayer Script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7cm" svg:height="2cm" svg:x="8.5cm" svg:y="11cm">
          <text:p text:style-name="P14"><text:span text:style-name="T6">Multiplayer Script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7cm" svg:height="2cm" svg:x="26.5cm" svg:y="15cm">
          <text:p text:style-name="P14"><text:span text:style-name="T6">Singleplayer Script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7cm" svg:height="2cm" svg:x="26.5cm" svg:y="11cm">
          <text:p text:style-name="P14"><text:span text:style-name="T6">Multiplayer Script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7cm" svg:height="2cm" svg:x="17.5cm" svg:y="6cm">
          <text:p text:style-name="P14"><text:span text:style-name="T6">Online Sync Script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36cm" svg:height="11cm" svg:x="3cm" svg:y="19cm">
          <text:p text:style-name="P17"><text:span text:style-name="T7">1. The Multiplayer version of a script on a </text:span><text:span text:style-name="T8">client</text:span><text:span text:style-name="T7"> wants to do something and sends a </text:span><text:span text:style-name="T8">[Command]</text:span><text:span text:style-name="T7"> to the Online Sync Script</text:span></text:p>
          <text:p text:style-name="P17"/>
          <text:p text:style-name="P17"><text:span text:style-name="T9">2. The Online Sync Script on the server executes the appropriete functions on the </text:span><text:span text:style-name="T4">server’s</text:span><text:span text:style-name="T9"> Multiplayer script</text:span></text:p>
          <text:p text:style-name="P17"><text:span text:style-name="T9"/></text:p>
          <text:p text:style-name="P17"><text:span text:style-name="T9">3. The </text:span><text:span text:style-name="T4">server’s</text:span><text:span text:style-name="T9"> Multiplayer script calls the necessary functions on it’s Singleplayer version</text:span></text:p>
          <text:p text:style-name="P17"/>
          <text:p text:style-name="P18"><text:span text:style-name="T10">4. </text:span><text:span text:style-name="T7">The </text:span><text:span text:style-name="T8">server’s</text:span><text:span text:style-name="T7"> Multiplayer script sends </text:span><text:span text:style-name="T8">[TargetRpc]</text:span><text:span text:style-name="T7"> or </text:span><text:span text:style-name="T8">[ClientRpc]</text:span><text:span text:style-name="T7"> calls to the Online Sync Script in order to sync necessary </text:span></text:p>
          <text:p text:style-name="P18"><text:span text:style-name="T7">changes to one or more clients</text:span></text:p>
          <text:p text:style-name="P18"><text:span text:style-name="T7"/></text:p>
          <text:p text:style-name="P18"><text:span text:style-name="T11">5. </text:span><text:span text:style-name="T12">The Online Sync Script executes the appropriete functions on the </text:span><text:span text:style-name="T13">client’s</text:span><text:span text:style-name="T12"> Multiplayer script</text:span></text:p>
          <text:p text:style-name="P18"><text:span text:style-name="T12"/></text:p>
          <text:p text:style-name="P18"><text:span text:style-name="T11">6. T</text:span><text:span text:style-name="T14">he </text:span><text:span text:style-name="T15">client’s</text:span><text:span text:style-name="T11"> Multiplayer script </text:span><text:span text:style-name="T12">calls the necessary functions on it’s Singleplayer vers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8cm" svg:height="2cm" svg:x="2cm" svg:y="1.5cm">
          <text:p text:style-name="P20"><text:span text:style-name="T16">Current client-server architecture in use for the Play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02T08:52:17.993000000</meta:creation-date>
    <dc:date>2020-10-02T10:18:27.978000000</dc:date>
    <meta:editing-duration>PT11M44S</meta:editing-duration>
    <meta:editing-cycles>5</meta:editing-cycles>
    <meta:generator>LibreOffice/7.0.1.2$Windows_X86_64 LibreOffice_project/7cbcfc562f6eb6708b5ff7d7397325de9e764452</meta:generator>
    <meta:document-statistic meta:object-count="31"/>
  </office:meta>
</office:document-meta>
</file>